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0af" officeooo:paragraph-rsid="001eb0af"/>
    </style:style>
    <style:style style:name="P2" style:family="paragraph" style:parent-style-name="Standard">
      <style:text-properties fo:color="#2a6099" loext:opacity="100%" officeooo:rsid="001eb0af" officeooo:paragraph-rsid="001eb0af"/>
    </style:style>
    <style:style style:name="P3" style:family="paragraph" style:parent-style-name="Standard">
      <style:text-properties fo:color="#00a933" loext:opacity="100%" officeooo:rsid="001eb0af" officeooo:paragraph-rsid="001eb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ode_20_console">int main() {</text:p>
      <text:p text:style-name="Code_20_console"><text:s text:c="2"/>puts("hello world");</text:p>
      <text:p text:style-name="Code_20_console">}</text:p>
      <text:p text:style-name="Standard"/>
      <text:p text:style-name="Standard"/>
      <text:p text:style-name="P2">async and sync in python syntax</text:p>
      <text:p text:style-name="P1"/>
      <text:p text:style-name="P3">parallell and concurrency </text:p>
      <text:p text:style-name="P1"/>
      <text:p text:style-name="P1">parallel is useful when you need brute power to solve problems – parallel</text:p>
      <text:p text:style-name="P1"/>
      <text:p text:style-name="P1">concurrency is better when you are I.e programming and operating a web page because there is a delay between server queries recibe the results and process the info, basically concurrency help save time that will be wasted, </text:p>
      <text:p text:style-name="P1"/>
      <text:p text:style-name="P1">concurrency: example of be with your crush wainting(delay) and talking-flitring(productive) – webs prefibly use this model</text:p>
      <text:p text:style-name="P1"/>
      <text:p text:style-name="P1">parallel: if there is multiple cashiers it will be quick, else you wait without talking.flitring(unproductive) – webs cant usually use this mod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console" style:display-name="Code console" style:family="paragraph" style:parent-style-name="Preformatted_20_Text">
      <loext:graphic-properties draw:fill="solid" draw:fill-color="#000000"/>
      <style:paragraph-properties fo:background-color="#000000"/>
      <style:text-properties style:font-name="DejaVu Sans Mono" fo:font-family="'DejaVu Sans Mono'" style:font-family-generic="modern" style:font-pitch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7:42:09.727665071</meta:creation-date>
    <dc:date>2025-04-26T08:02:20.596408011</dc:date>
    <meta:editing-duration>PT8M2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00" meta:character-count="655" meta:non-whitespace-character-count="557"/>
  </office:meta>
</office:document-meta>
</file>